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745b" officeooo:paragraph-rsid="000e745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</text:p>
      <text:p text:style-name="P1">Hazem</text:p>
      <text:p text:style-name="P1">Aseel</text:p>
      <text:p text:style-name="P1">Joud</text:p>
      <text:p text:style-name="P1">Osama</text:p>
      <text:p text:style-name="P1">Majd</text:p>
      <text:p text:style-name="P1">Khalil</text:p>
      <text:p text:style-name="P1">Zuhair</text:p>
      <text:p text:style-name="P1">Katherine</text:p>
      <text:p text:style-name="P1">Kilan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1:31:59.222943466</meta:creation-date>
    <meta:editing-duration>PT10M10S</meta:editing-duration>
    <meta:editing-cycles>2</meta:editing-cycles>
    <meta:generator>LibreOffice/5.1.6.2$Linux_X86_64 LibreOffice_project/10m0$Build-2</meta:generator>
    <dc:date>2017-10-07T11:42:06.990306399</dc:date>
    <meta:document-statistic meta:table-count="0" meta:image-count="0" meta:object-count="0" meta:page-count="1" meta:paragraph-count="10" meta:word-count="10" meta:character-count="53" meta:non-whitespace-character-count="53"/>
  </office:meta>
</office:document-meta>
</file>